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184" style:family="table-cell" style:parent-style-name="Default">
      <style:text-properties style:font-name="DejaVu Sans Mono"/>
    </style:style>
    <style:style style:name="ce185" style:family="table-cell" style:parent-style-name="Default">
      <style:text-properties style:use-window-font-color="true" style:font-name="DejaVu Sans Mono"/>
    </style:style>
    <style:style style:name="ce183" style:family="table-cell" style:parent-style-name="Default">
      <style:table-cell-properties fo:border="none"/>
      <style:text-properties style:font-name="DejaVu Sans Mono"/>
    </style:style>
    <style:style style:name="ce187" style:family="table-cell" style:parent-style-name="Default">
      <style:table-cell-properties fo:border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64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6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7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1" fo:font-size="9pt" style:font-size-asian="9pt" style:font-size-complex="9pt"/>
    </style:style>
    <style:style style:name="ce7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7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8" style:family="table-cell" style:parent-style-name="Default" style:data-style-name="N99">
      <style:map style:condition="cell-content()=1" style:apply-style-name="Bad" style:base-cell-address="'Rough - DCS FA18C'.N2"/>
    </style:style>
    <style:style style:name="ce79" style:family="table-cell" style:parent-style-name="Default">
      <style:map style:condition="cell-content()=0" style:apply-style-name="Bad" style:base-cell-address="'Rough - Elite Dangerous'.B2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83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4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6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map style:condition="cell-content()=0" style:apply-style-name="Bad" style:base-cell-address="'Scratch - Commands'.D3"/>
    </style:style>
    <style:style style:name="ce9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8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0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d2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asian="bold" style:font-weight-complex="bold"/>
    </style:style>
    <style:style style:name="T14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15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8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9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20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1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2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23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24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25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27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28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29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30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3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3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52" office:value-type="string" calcext:value-type="string" table:number-columns-spanned="7" table:number-rows-spanned="1">
            <text:p>Discrepancy</text:p>
          </table:table-cell>
          <table:covered-table-cell table:style-name="ce52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</text:span><text:span text:style-name="T1">for autopilot.</text:span></text:p>
              <text:p text:style-name="P1"><text:span text:style-name="T1"/></text:p>
              <text:p text:style-name="P1"><text:span text:style-name="T1">DCS should use FFB </text:span><text:span text:style-name="T1">stick/throttle inputs directly if </text:span><text:span text:style-name="T1">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5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</text:span><text:span text:style-name="T1">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</text:span><text:span text:style-name="T1">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</text:span><text:span text:style-name="T1">managed by a </text:span><text:span text:style-name="T2">six axis</text:span><text:span text:style-name="T1"> control </text:span><text:span text:style-name="T1">stick, </text:span><text:span text:style-name="T2">not</text:span><text:span text:style-name="T1"> a mini-</text:span><text:span text:style-name="T1">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</text:span><text:span text:style-name="T1">appropriate MFD </text:span><text:span text:style-name="T1">button habitually </text:span><text:span text:style-name="T1">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3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8">Primary O_U</text:span> <text:span text:style-name="T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8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8">Primary O_U</text:span> 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8">Primary O_U</text:span> 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mitter+</text:p>
          </table:table-cell>
          <table:table-cell/>
          <table:table-cell table:style-name="ce162"/>
          <table:table-cell table:style-name="ce177" office:value-type="string" calcext:value-type="string">
            <text:p><text:span text:style-name="T10">Throttle-Paddle O_U </text:span><text:span text:style-name="T11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mitter-</text:p>
          </table:table-cell>
          <table:table-cell/>
          <table:table-cell table:style-name="ce162"/>
          <table:table-cell table:style-name="ce177" office:value-type="string" calcext:value-type="string">
            <text:p><text:span text:style-name="T10">Throttle-Paddle O_U </text:span><text:span text:style-name="T11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10">Throttle-Paddle O_M </text:span><text:span text:style-name="T11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2">Throttle-Paddle O_M </text:span><text:span text:style-name="T13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97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200" table:formula="of:=AND(ISBLANK([.$E72]);NOT(ISBLANK([.$I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2">Throttle-Paddle O_M </text:span><text:span text:style-name="T13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10">Throttle-Paddle O_M </text:span><text:span text:style-name="T11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97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200" table:formula="of:=AND(ISBLANK([.$E75]);NOT(ISBLANK([.$I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2">Throttle-Paddle O_M </text:span><text:span text:style-name="T13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6]));OR(NOT(ISBLANK([.$F76]));OR(NOT(ISBLANK([.$G76]));NOT(ISBLANK([.$H76])))))" office:value-type="boolean" office:boolean-value="true" calcext:value-type="boolean">
            <text:p>TRUE</text:p>
          </table:table-cell>
          <table:table-cell table:style-name="ce197" table:formula="of:=OR(OR(OR(IF([.$P76]=1);IF([.$Q76]=1));IF([.$R76]=1));IF([.$S76]=1))" office:value-type="boolean" office:boolean-value="false" calcext:value-type="boolean">
            <text:p>FALSE</text:p>
          </table:table-cell>
          <table:table-cell table:style-name="ce200" table:formula="of:=AND(ISBLANK([.$E76]);NOT(ISBLANK([.$I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I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J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K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L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10">Throttle-Paddle I_U </text:span><text:span text:style-name="T11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10">Throttle-Paddle I_U </text:span><text:span text:style-name="T11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10">Throttle-Paddle I_M </text:span><text:span text:style-name="T11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10">Throttle-Paddle I_M </text:span><text:span text:style-name="T11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97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200" table:formula="of:=AND(ISBLANK([.$E82]);NOT(ISBLANK([.$I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10">Throttle-Paddle I_D </text:span><text:span text:style-name="T11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10">Throttle-Paddle I_D </text:span><text:span text:style-name="T11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1 (Left/Top/VHF-AM) </text:span><text:span text:style-name="T5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2 (Right/Bottom/VHF-FM) </text:span><text:span text:style-name="T5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3 (Center/UHF) </text:span><text:span text:style-name="T5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5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96.68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97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200" table:formula="of:=AND(ISBLANK([.$E104]);NOT(ISBLANK([.$I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81.47pt" draw:caption-point-x="-17.29pt" draw:caption-point-y="-10.01pt">
              <dc:date>2019-10-01T00:00:00</dc:date>
              <text:p text:style-name="P1"><text:span text:style-name="T1">Usually to </text:span><text:span text:style-name="T1">accommodate </text:span><text:span text:style-name="T1">Discord.</text:span></text:p>
            </office:annotation>
            <text:p><text:span text:style-name="T5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5">TH-2</text:span> [O_<text:span text:style-name="T5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6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5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81.47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97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200" table:formula="of:=AND(ISBLANK([.$E109]);NOT(ISBLANK([.$I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60.67pt" draw:caption-point-x="-17.29pt" draw:caption-point-y="-10.01pt">
              <dc:date>2019-11-06T00:00:00</dc:date>
              <text:p text:style-name="P1"><text:span text:style-name="T1">Atypical. ONLY if </text:span><text:span text:style-name="T1">separate. Usually </text:span><text:span text:style-name="T1">to accommodate </text:span><text:span text:style-name="T1">TeamSpeak or </text:span><text:span text:style-name="T1">Mumble.</text:span></text:p>
            </office:annotation>
            <text:p><text:span text:style-name="T6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807.86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5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hell/Sim Command/Assistant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5">TH-2</text:span> [I_<text:span text:style-name="T5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5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97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200" table:formula="of:=AND(ISBLANK([.$E113]);NOT(ISBLANK([.$I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5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8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97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200" table:formula="of:=AND(ISBLANK([.$E116]);NOT(ISBLANK([.$I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8">Ship O_M </text:span>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97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200" table:formula="of:=AND(ISBLANK([.$E119]);NOT(ISBLANK([.$I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8">Ship O_M </text:span><text:span text:style-name="T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97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200" table:formula="of:=AND(ISBLANK([.$E122]);NOT(ISBLANK([.$I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8">Ship O_M </text:span><text:span text:style-name="T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97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200" table:formula="of:=AND(ISBLANK([.$E125]);NOT(ISBLANK([.$I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230.28pt" draw:caption-point-x="-17.29pt" draw:caption-point-y="42.8pt">
              <dc:date>2019-10-16T00:00:00</dc:date>
              <text:p text:style-name="P1"><text:span text:style-name="T1">Add DX17 </text:span><text:span text:style-name="T1">keybind if </text:span><text:span text:style-name="T1">necessary to </text:span><text:span text:style-name="T1">avoid conflicts </text:span><text:span text:style-name="T1">holding </text:span><text:span text:style-name="T1">wheelbrake.</text:span></text:p>
            </office:annotation>
            <text:p>w</text:p>
            <text:p><text:span text:style-name="T9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230.2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97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200" table:formula="of:=AND(ISBLANK([.$E126]);NOT(ISBLANK([.$I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97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200" table:formula="of:=AND(ISBLANK([.$E129]);NOT(ISBLANK([.$I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335.87pt" draw:caption-point-x="-17.29pt" draw:caption-point-y="42.8pt">
              <dc:date>2019-11-23T00:00:00</dc:date>
              <text:p text:style-name="P1"><text:span text:style-name="T1">Reassign to more </text:span><text:span text:style-name="T1">important </text:span><text:span text:style-name="T1">commands as </text:span><text:span text:style-name="T1">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97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200" table:formula="of:=AND(ISBLANK([.$E133]);NOT(ISBLANK([.$I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441.4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</text:span><text:span text:style-name="T1">than lockout only. </text:span><text:span text:style-name="T1">May be kept </text:span><text:span text:style-name="T1">disabled to be </text:span><text:span text:style-name="T1">automatically </text:span><text:span text:style-name="T1">enabled with </text:span><text:span text:style-name="T1">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97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200" table:formula="of:=AND(ISBLANK([.$E137]);NOT(ISBLANK([.$I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652.6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97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200" table:formula="of:=AND(ISBLANK([.$E140]);NOT(ISBLANK([.$I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626.28pt" draw:caption-point-x="-17.29pt" draw:caption-point-y="42.8pt">
              <dc:date>2019-11-06T00:00:00</dc:date>
              <text:p text:style-name="P1"><text:span text:style-name="T1">EMCON, Lights </text:span><text:span text:style-name="T1">Off, Taxi Light Off, </text:span><text:span text:style-name="T1">Formation Lights </text:span><text:span text:style-name="T1">Off, Position </text:span><text:span text:style-name="T1">Lights Off, Radar </text:span><text:span text:style-name="T1">Off, Radar </text:span><text:span text:style-name="T1">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79.0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97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200" table:formula="of:=AND(ISBLANK([.$E145]);NOT(ISBLANK([.$I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M </text:span><text:span text:style-name="T1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M </text:span><text:span text:style-name="T1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97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200" table:formula="of:=AND(ISBLANK([.$E150]);NOT(ISBLANK([.$I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I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U </text:span><text:span text:style-name="T1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U </text:span><text:span text:style-name="T1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U </text:span><text:span text:style-name="T1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97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200" table:formula="of:=AND(ISBLANK([.$E157]);NOT(ISBLANK([.$I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I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U </text:span><text:span text:style-name="T1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97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200" table:formula="of:=AND(ISBLANK([.$E160]);NOT(ISBLANK([.$I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</text:span><text:span text:style-name="T1">DUPLICATE</text:span></text:p>
              <text:p text:style-name="P1"><text:span text:style-name="T1">Also typically </text:span><text:span text:style-name="T1">assigned to </text:span><text:span text:style-name="T1">Stick-3 [I_D].</text:span></text:p>
            </office:annotation>
            <text:p><text:span text:style-name="T7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D </text:span><text:span text:style-name="T1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233.4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97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200" table:formula="of:=AND(ISBLANK([.$E164]);NOT(ISBLANK([.$I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86.27pt" draw:caption-point-x="-17.29pt" draw:caption-point-y="42.8pt">
              <dc:date>2019-10-31T00:00:00</dc:date>
              <text:p text:style-name="P1"><text:span text:style-name="T1">UNUSUAL </text:span><text:span text:style-name="T1">DUPLICATE</text:span></text:p>
              <text:p text:style-name="P1"><text:span text:style-name="T1">Also typically </text:span><text:span text:style-name="T1">assigned to </text:span><text:span text:style-name="T1">Stick-4 [I_D].</text:span></text:p>
            </office:annotation>
            <text:p><text:span text:style-name="T7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D </text:span><text:span text:style-name="T1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D </text:span><text:span text:style-name="T1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2" office:value-type="string" calcext:value-type="string">
            <text:p>OBSOLETE</text:p>
            <text:p>DISABLED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<text:span text:style-name="T16">Ship D [I_D]</text:span>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97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200" table:formula="of:=AND(ISBLANK([.$E170]);NOT(ISBLANK([.$I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I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Panel Board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4">Ship I_D </text:span><text:span text:style-name="T1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2" office:value-type="string" calcext:value-type="string">
            <text:p>OBSOLETE</text:p>
            <text:p>DISABLE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97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0" table:formula="of:=AND(ISBLANK([.$E173]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UNUSUAL DUPLICATE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<text:span text:style-name="T16">Ship U [I_D]</text:span> (sp)</text:p>
          </table:table-cell>
          <table:table-cell table:style-name="ce184"/>
          <table:table-cell table:number-columns-repeated="6"/>
          <table:table-cell table:style-name="ce195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Panel Board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6"/>
          <table:table-cell table:style-name="ce195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9]));OR(NOT(ISBLANK([.$F179]));OR(NOT(ISBLANK([.$G179]));NOT(ISBLANK([.$H179])))))" office:value-type="boolean" office:boolean-value="true" calcext:value-type="boolean">
            <text:p>TRUE</text:p>
          </table:table-cell>
          <table:table-cell table:style-name="ce197" table:formula="of:=OR(OR(OR(IF([.$P179]=1);IF([.$Q179]=1));IF([.$R179]=1));IF([.$S179]=1))" office:value-type="boolean" office:boolean-value="false" calcext:value-type="boolean">
            <text:p>FALSE</text:p>
          </table:table-cell>
          <table:table-cell table:style-name="ce200" table:formula="of:=AND(ISBLANK([.$E179]);NOT(ISBLANK([.$I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J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L1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1]));OR(NOT(ISBLANK([.$F181]));OR(NOT(ISBLANK([.$G181]));NOT(ISBLANK([.$H181])))))" office:value-type="boolean" office:boolean-value="true" calcext:value-type="boolean">
            <text:p>TRUE</text:p>
          </table:table-cell>
          <table:table-cell table:style-name="ce197" table:formula="of:=OR(OR(OR(IF([.$P181]=1);IF([.$Q181]=1));IF([.$R181]=1));IF([.$S181]=1))" office:value-type="boolean" office:boolean-value="false" calcext:value-type="boolean">
            <text:p>FALSE</text:p>
          </table:table-cell>
          <table:table-cell table:style-name="ce200" table:formula="of:=AND(ISBLANK([.$E181]);NOT(ISBLANK([.$I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J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L1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97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200" table:formula="of:=AND(ISBLANK([.$E183]);NOT(ISBLANK([.$I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867.6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97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200" table:formula="of:=AND(ISBLANK([.$E190]);NOT(ISBLANK([.$I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5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97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200" table:formula="of:=AND(ISBLANK([.$E192]);NOT(ISBLANK([.$I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5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5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5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263.0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4]));OR(NOT(ISBLANK([.$F204]));OR(NOT(ISBLANK([.$G204]));NOT(ISBLANK([.$H204])))))" office:value-type="boolean" office:boolean-value="true" calcext:value-type="boolean">
            <text:p>TRUE</text:p>
          </table:table-cell>
          <table:table-cell table:style-name="ce197" table:formula="of:=OR(OR(OR(IF([.$P204]=1);IF([.$Q204]=1));IF([.$R204]=1));IF([.$S204]=1))" office:value-type="boolean" office:boolean-value="false" calcext:value-type="boolean">
            <text:p>FALSE</text:p>
          </table:table-cell>
          <table:table-cell table:style-name="ce200" table:formula="of:=AND(ISBLANK([.$E204]);NOT(ISBLANK([.$I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J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L2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315.8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5]));OR(NOT(ISBLANK([.$F205]));OR(NOT(ISBLANK([.$G205]));NOT(ISBLANK([.$H205])))))" office:value-type="boolean" office:boolean-value="true" calcext:value-type="boolean">
            <text:p>TRUE</text:p>
          </table:table-cell>
          <table:table-cell table:style-name="ce197" table:formula="of:=OR(OR(OR(IF([.$P205]=1);IF([.$Q205]=1));IF([.$R205]=1));IF([.$S205]=1))" office:value-type="boolean" office:boolean-value="false" calcext:value-type="boolean">
            <text:p>FALSE</text:p>
          </table:table-cell>
          <table:table-cell table:style-name="ce200" table:formula="of:=AND(ISBLANK([.$E205]);NOT(ISBLANK([.$I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J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L2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344.1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6]));OR(NOT(ISBLANK([.$F206]));OR(NOT(ISBLANK([.$G206]));NOT(ISBLANK([.$H206])))))" office:value-type="boolean" office:boolean-value="true" calcext:value-type="boolean">
            <text:p>TRUE</text:p>
          </table:table-cell>
          <table:table-cell table:style-name="ce197" table:formula="of:=OR(OR(OR(IF([.$P206]=1);IF([.$Q206]=1));IF([.$R206]=1));IF([.$S206]=1))" office:value-type="boolean" office:boolean-value="false" calcext:value-type="boolean">
            <text:p>FALSE</text:p>
          </table:table-cell>
          <table:table-cell table:style-name="ce200" table:formula="of:=AND(ISBLANK([.$E206]);NOT(ISBLANK([.$I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I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J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K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L2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Panel Board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71" office:value-type="string" calcext:value-type="string">
            <text:p>Sensors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7]));OR(NOT(ISBLANK([.$F207]));OR(NOT(ISBLANK([.$G207]));NOT(ISBLANK([.$H207])))))" office:value-type="boolean" office:boolean-value="true" calcext:value-type="boolean">
            <text:p>TRUE</text:p>
          </table:table-cell>
          <table:table-cell table:style-name="ce197" table:formula="of:=OR(OR(OR(IF([.$P207]=1);IF([.$Q207]=1));IF([.$R207]=1));IF([.$S207]=1))" office:value-type="boolean" office:boolean-value="false" calcext:value-type="boolean">
            <text:p>FALSE</text:p>
          </table:table-cell>
          <table:table-cell table:style-name="ce200" table:formula="of:=AND(ISBLANK([.$E207]);NOT(ISBLANK([.$I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I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J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K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L2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8]));OR(NOT(ISBLANK([.$F208]));OR(NOT(ISBLANK([.$G208]));NOT(ISBLANK([.$H208])))))" office:value-type="boolean" office:boolean-value="true" calcext:value-type="boolean">
            <text:p>TRUE</text:p>
          </table:table-cell>
          <table:table-cell table:style-name="ce197" table:formula="of:=OR(OR(OR(IF([.$P208]=1);IF([.$Q208]=1));IF([.$R208]=1));IF([.$S208]=1))" office:value-type="boolean" office:boolean-value="false" calcext:value-type="boolean">
            <text:p>FALSE</text:p>
          </table:table-cell>
          <table:table-cell table:style-name="ce200" table:formula="of:=AND(ISBLANK([.$E208]);NOT(ISBLANK([.$I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I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J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K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L2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Panel Board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9]));OR(NOT(ISBLANK([.$F209]));OR(NOT(ISBLANK([.$G209]));NOT(ISBLANK([.$H209])))))" office:value-type="boolean" office:boolean-value="true" calcext:value-type="boolean">
            <text:p>TRUE</text:p>
          </table:table-cell>
          <table:table-cell table:style-name="ce197" table:formula="of:=OR(OR(OR(IF([.$P209]=1);IF([.$Q209]=1));IF([.$R209]=1));IF([.$S209]=1))" office:value-type="boolean" office:boolean-value="false" calcext:value-type="boolean">
            <text:p>FALSE</text:p>
          </table:table-cell>
          <table:table-cell table:style-name="ce200" table:formula="of:=AND(ISBLANK([.$E209]);NOT(ISBLANK([.$I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I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J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K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L2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9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6:Commands.M117 Commands.M119:Commands.M120 Commands.M50:Commands.M55 Commands.M122:Commands.M123 Commands.M126:Commands.M126 Commands.M129:Commands.M130 Commands.M132:Commands.M134 Commands.D136:Commands.E138 Commands.M136:Commands.M138 Commands.D140:Commands.E141 Commands.M140:Commands.M141 Commands.D145:Commands.E146 Commands.M145:Commands.M146 Commands.E153:Commands.E153 Commands.D153:Commands.D153 Commands.M153:Commands.M153 Commands.D155:Commands.E155 Commands.M155:Commands.M155 Commands.D157:Commands.E158 Commands.M157:Commands.M158 Commands.D160:Commands.E160 Commands.M160:Commands.M160 Commands.D163:Commands.E165 Commands.M163:Commands.M165 Commands.D177:Commands.E177 Commands.M177:Commands.M177 Commands.D179:Commands.E179 Commands.M179:Commands.M179 Commands.D181:Commands.E181 Commands.M181:Commands.M181 Commands.D183:Commands.E183 Commands.M183:Commands.M183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6:Commands.E117 Commands.D119:Commands.E120 Commands.D50:Commands.E55 Commands.D122:Commands.E123 Commands.D125:Commands.E126 Commands.D129:Commands.E130 Commands.D132:Commands.E134 Commands.D57:Commands.E58 Commands.D60:Commands.E61 Commands.D72:Commands.D73 Commands.M72:Commands.M73 Commands.D75:Commands.D76 Commands.M75:Commands.M76 Commands.D80:Commands.E80 Commands.M80:Commands.M80 Commands.D82:Commands.E82 Commands.M82:Commands.M82 Commands.D23:Commands.E24 Commands.M23:Commands.M24 Commands.D26:Commands.E27 Commands.M26:Commands.M27 Commands.D32:Commands.E33 Commands.M32:Commands.M33 Commands.M112:Commands.M114 Commands.D112:Commands.E114 Commands.D29:Commands.E30 Commands.M29:Commands.M30 Commands.M86:Commands.M105 Commands.D86:Commands.E105 Commands.D195:Commands.E195 Commands.M195:Commands.M195 Commands.D197:Commands.E197 Commands.M197:Commands.M197 Commands.D199:Commands.E199 Commands.M199:Commands.M199 Commands.M125:Commands.M125 Commands.D148:Commands.E148 Commands.M148:Commands.M148 Commands.D150:Commands.E150 Commands.M150:Commands.M150 Commands.D143:Commands.E143 Commands.M143:Commands.M143 Commands.M169:Commands.M171 Commands.D173:Commands.E173 Commands.M173:Commands.M175 Commands.D190:Commands.E190 Commands.M190:Commands.M190 Commands.D167:Commands.E167 Commands.M167:Commands.M167 Commands.E201:Commands.E209 Commands.M201:Commands.M209 Commands.D192:Commands.E193 Commands.M192:Commands.M193 Commands.M42:Commands.M48 Commands.D42:Commands.E48 Commands.D107:Commands.E110 Commands.M107:Commands.M110 Commands.E169:Commands.E171 Commands.E174:Commands.E175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64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6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7" table:formula="of:=AND(ISBLANK([.$C2]);NOT(ISBLANK([.$I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7" table:formula="of:=AND(ISBLANK([.$C6]);NOT(ISBLANK([.$I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1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17">T16KJG_</text:span><text:span text:style-name="T18">TH-6</text:span><text:span text:style-name="T19"> [O_M]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Designator Controller – X</text:p>
          </table:table-cell>
          <table:table-cell table:style-name="ce67" office:value-type="string" calcext:value-type="string">
            <text:p>T16KTR_<text:span text:style-name="T5">TH-X</text:span></text:p>
          </table:table-cell>
          <table:table-cell table:style-name="ce70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Designator Controller – Y</text:p>
          </table:table-cell>
          <table:table-cell table:style-name="ce67" office:value-type="string" calcext:value-type="string">
            <text:p>T16KTR_<text:span text:style-name="T5">TH-Y</text:span></text:p>
          </table:table-cell>
          <table:table-cell table:style-name="ce70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20">T16KJG_</text:span><text:span text:style-name="T21">TH-1</text:span><text:span text:style-name="T22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</text:span><text:span text:style-name="T1">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</text:span><text:span text:style-name="T1">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72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72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72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72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72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72" office:value-type="string" calcext:value-type="string">
            <text:p>ST-1 [D_M]</text:p>
          </table:table-cell>
          <table:table-cell table:number-columns-repeated="16"/>
        </table:table-row>
        <table:table-row table:style-name="ro1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72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0.76pt" draw:caption-point-x="-17.29pt" draw:caption-point-y="43.71pt">
              <dc:date>2019-11-06T00:00:00</dc:date>
              <text:p text:style-name="P1"><text:span text:style-name="T1">Default conflicts with </text:span><text:span text:style-name="T1">otherwise unused “RWin </text:span><text:span text:style-name="T1">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0.74pt" draw:caption-point-x="-17.29pt" draw:caption-point-y="48.93pt">
              <dc:date>2019-11-05T00:00:00</dc:date>
              <text:p text:style-name="P1"><text:span text:style-name="T1">Default keybind ‘1’. </text:span><text:span text:style-name="T1">Unacceptable conflict with use </text:span><text:span text:style-name="T1">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23.61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23">HOTAS - </text:span><text:span text:style-name="T24">Base O_D –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2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75.52pt" draw:caption-point-x="-17.29pt" draw:caption-point-y="50.54pt">
              <dc:date>2019-10-04T00:00:00</dc:date>
              <text:p text:style-name="P1"><text:span text:style-name="T1">Should be </text:span><text:span text:style-name="T1">mapped to </text:span><text:span text:style-name="T2">any</text:span><text:span text:style-name="T1"> </text:span><text:span text:style-name="T1">Push-To-Talk. </text:span><text:span text:style-name="T1">Commands AV </text:span><text:span text:style-name="T1">recording </text:span><text:span text:style-name="T1">programs (ie. </text:span><text:span text:style-name="T1">OBS Studio) to </text:span><text:span text:style-name="T1">include </text:span><text:span text:style-name="T1">microphone </text:span><text:span text:style-name="T1">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0.37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6.36pt" draw:caption-point-x="-17.29pt" draw:caption-point-y="43.71pt">
              <dc:date>2019-11-05T00:00:00</dc:date>
              <text:p text:style-name="P1"><text:span text:style-name="T1">Keybinds </text:span><text:span text:style-name="T1">intended for </text:span><text:span text:style-name="T1">manual data </text:span><text:span text:style-name="T1">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5.2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47.96pt" draw:caption-point-x="-17.29pt" draw:caption-point-y="43.71pt">
              <dc:date>2019-11-06T00:00:00</dc:date>
              <text:p text:style-name="P1"><text:span text:style-name="T1">Known to conflict </text:span><text:span text:style-name="T1">with MSW10 </text:span><text:span text:style-name="T1">‘explorer.exe’ </text:span><text:span text:style-name="T1">keyboard </text:span><text:span text:style-name="T1">shortcuts. </text:span><text:span text:style-name="T1">Recommend </text:span><text:span text:style-name="T1">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73.55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86.37pt" draw:caption-point-x="-17.29pt" draw:caption-point-y="43.71pt">
              <dc:date>2019-11-06T00:00:00</dc:date>
              <text:p text:style-name="P1"><text:span text:style-name="T1">RESERVED - </text:span><text:span text:style-name="T1">R_WIN with at </text:span><text:span text:style-name="T1">least one of any </text:span><text:span text:style-name="T1">specified </text:span><text:span text:style-name="T1">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9.15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79" office:value-type="string" calcext:value-type="string">
            <text:p>L_ALT v</text:p>
          </table:table-cell>
          <table:table-cell table:style-name="ce80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8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4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5" table:formula="of:=AND(ISBLANK([.$C2]);NOT(ISBLANK([.$I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79" office:value-type="string" calcext:value-type="string">
            <text:p>R_ALT v</text:p>
          </table:table-cell>
          <table:table-cell table:style-name="ce80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83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4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5" table:formula="of:=AND(ISBLANK([.$C3]);NOT(ISBLANK([.$I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80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</text:span><text:span text:style-name="T1">Insufficient key </text:span><text:span text:style-name="T1">repeat rate when </text:span><text:span text:style-name="T1">arrow key </text:span><text:span text:style-name="T1">bindings were </text:span><text:span text:style-name="T1">used.</text:span></text:p>
            </office:annotation>
            <text:p>Up</text:p>
          </table:table-cell>
          <table:table-cell table:style-name="ce80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80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80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80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82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26">HOTAS - </text:span><text:span text:style-name="T27">Base O_D - </text:span><text:span text:style-name="T28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26">HOTAS - </text:span><text:span text:style-name="T27">Base O_D – </text:span><text:span text:style-name="T28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29">Variant unique buttons</text:span><text:span text:style-name="T30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</text:span><text:span text:style-name="T1">buttons on </text:span><text:span text:style-name="T1">joystick base.</text:span></text:p>
              <text:p text:style-name="P1"><text:span text:style-name="T1"/></text:p>
              <text:p text:style-name="P1"><text:span text:style-name="T1">Treated as a hat </text:span><text:span text:style-name="T1">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and Al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31">Variant unique button.</text:span><text:span text:style-name="T32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</text:span><text:span text:style-name="T1">simulator only or </text:span><text:span text:style-name="T1">part of a context </text:span><text:span text:style-name="T1">sensitive menu </text:span><text:span text:style-name="T1">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</text:span><text:span text:style-name="T1">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</text:span><text:span text:style-name="T1">keybinds may </text:span><text:span text:style-name="T1">interfere with this </text:span><text:span text:style-name="T1">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</text:span><text:span text:style-name="T1">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</text:span><text:span text:style-name="T1">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</text:span><text:span text:style-name="T1">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</text:span><text:span text:style-name="T1">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</text:span><text:span text:style-name="T1">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</text:span><text:span text:style-name="T1">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</text:span><text:span text:style-name="T1">Flight Clock</text:span><text:span text:style-name="T1"><text:tab/></text:span><text:span text:style-name="T1"><text:tab/></text:span><text:span text:style-name="T1"><text:tab/></text:span><text:span text:style-name="T1">”R_ALT </text:span><text:span text:style-name="T1">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</text:span><text:span text:style-name="T1">L_WIN with at </text:span><text:span text:style-name="T1">least one of any </text:span><text:span text:style-name="T1">specified </text:span><text:span text:style-name="T1">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</text:span><text:span text:style-name="T1">Shortcuts unable to </text:span><text:span text:style-name="T1">managed windows.</text:span></text:p>
              <text:p text:style-name="P1"><text:span text:style-name="T1"/></text:p>
              <text:p text:style-name="P1"><text:span text:style-name="T1">Due to shortcut manager </text:span><text:span text:style-name="T1">behavior, R_Modifier keys </text:span><text:span text:style-name="T1">are also expected to be </text:span><text:span text:style-name="T1">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197.8pt" svg:height="106.47pt" svg:x="525.06pt" svg:y="1068.49pt" draw:caption-point-x="283.24pt" draw:caption-point-y="96.58pt">
              <dc:date>2020-03-14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  <text:p text:style-name="P1"><text:span text:style-name="T1"/></text:p>
              <text:p text:style-name="P1"><text:span text:style-name="T1">OBSOLETE legacy use for kneeboard shortcut mark/jump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72.88pt" svg:x="105.39pt" svg:y="1224.68pt" draw:caption-point-x="-17.29pt" draw:caption-point-y="42.8pt">
              <dc:date>2020-02-26T00:00:00</dc:date>
              <text:p text:style-name="P1"><text:span text:style-name="T1">Assume GLOBAL conflicts may exist. Avoid GLOBAL bind if possible.</text:span></text:p>
            </office:annotation>
            <text:p>RECORDER</text:p>
          </table:table-cell>
          <table:table-cell table:style-name="ce221" office:value-type="string" calcext:value-type="string">
            <text:p>F13, L_Shift F13, F14, L_Shift F14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88.66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339.88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339.88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7" draw:text-style-name="P2" svg:width="82.18pt" svg:height="106.47pt" svg:x="105.39pt" svg:y="1352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352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78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78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544.66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49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0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91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0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1"/>
          <table:table-cell table:number-columns-repeated="1022"/>
        </table:table-row>
        <table:table-row table:style-name="ro1">
          <table:table-cell table:style-name="ce91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91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0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1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91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office:forms form:automatic-focus="false" form:apply-design-mode="false"/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52" office:value-type="string" calcext:value-type="string" table:number-columns-spanned="7" table:number-rows-spanned="1">
            <text:p>Discrepancy</text:p>
          </table:table-cell>
          <table:covered-table-cell table:style-name="ce52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1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9" table:formula="of:=AND(ISBLANK([.$E3]);NOT(ISBLANK([.$I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8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9" table:formula="of:=AND(ISBLANK([.$E4]);NOT(ISBLANK([.$I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8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9" table:formula="of:=AND(ISBLANK([.$E5]);NOT(ISBLANK([.$I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8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9" table:formula="of:=AND(ISBLANK([.$E7]);NOT(ISBLANK([.$I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8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9" table:formula="of:=AND(ISBLANK([.$E8]);NOT(ISBLANK([.$I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8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9" table:formula="of:=AND(ISBLANK([.$E11]);NOT(ISBLANK([.$I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8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9" table:formula="of:=AND(ISBLANK([.$E12]);NOT(ISBLANK([.$I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8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9" table:formula="of:=AND(ISBLANK([.$E14]);NOT(ISBLANK([.$I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8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9" table:formula="of:=AND(ISBLANK([.$E16]);NOT(ISBLANK([.$I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4" office:value-type="string" calcext:value-type="string">
            <text:p>T16KTR_TH<text:span text:style-name="T5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93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8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9" table:formula="of:=AND(ISBLANK([.$E30]);NOT(ISBLANK([.$I30])))" office:value-type="boolean" office:boolean-value="true" calcext:value-type="boolean">
            <text:p>TRUE</text:p>
          </table:table-cell>
          <table:table-cell table:style-name="ce101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101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01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01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6:57:27.336212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0-03-16T10:53:12.839661443</dc:date>
    <meta:editing-duration>P11DT18H9M3S</meta:editing-duration>
    <meta:editing-cycles>942</meta:editing-cycles>
    <meta:document-statistic meta:table-count="6" meta:cell-count="2259" meta:object-count="0"/>
  </office:meta>
</office:document-meta>
</file>